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94006b" draw:fill="solid" draw:fill-color="#94006b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svg:stroke-width="0.1cm" svg:stroke-color="#94006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9966c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2323d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dc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cm" svg:stroke-color="#94006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94006b" draw:marker-end="Arrow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svg:stroke-color="#94006b" draw:marker-end="Arrow" draw:marker-end-width="0.3cm" draw:textarea-horizontal-align="center" draw:textarea-vertical-align="middle"/>
    </style:style>
    <style:style style:name="gr11" style:family="graphic" style:parent-style-name="standard" style:list-style-name="L1">
      <style:graphic-properties svg:stroke-width="0.1cm" svg:stroke-color="#94006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0.3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5cm" fo:min-width="0.3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.393cm"/>
    </style:style>
    <style:style style:name="gr15" style:family="graphic" style:parent-style-name="standard">
      <style:graphic-properties svg:stroke-color="#9966cc" draw:marker-end="Arrow" draw:marker-end-width="0.3cm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4.285cm"/>
    </style:style>
    <style:style style:name="gr18" style:family="graphic" style:parent-style-name="standard">
      <style:graphic-properties svg:stroke-color="#94006b" draw:marker-start-width="0.35cm" draw:marker-end="Arrow" draw:marker-end-width="0.45cm" draw:textarea-horizontal-align="center" draw:textarea-vertical-align="middle"/>
    </style:style>
    <style:style style:name="gr19" style:family="graphic" style:parent-style-name="standard">
      <style:graphic-properties svg:stroke-width="0.1cm" svg:stroke-color="#23ff2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1" style:family="graphic" style:parent-style-name="standard">
      <style:graphic-properties svg:stroke-color="#00dcff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 style:list-style-name="L1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0pt" style:letter-kerning="true" style:font-family-asian="'Microsoft YaHei'" style:font-family-generic-asian="system" style:font-pitch-asian="variable" style:font-size-asian="10pt" style:font-family-complex="Mangal" style:font-family-generic-complex="system" style:font-pitch-complex="variable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family="Arial" style:font-family-generic="roman" style:font-pitch="variable" fo:font-size="14pt" style:letter-kerning="true" style:font-family-asian="'Microsoft YaHei'" style:font-family-generic-asian="system" style:font-pitch-asian="variable" style:font-size-asian="14pt" style:font-family-complex="Mangal" style:font-family-generic-complex="system" style:font-pitch-complex="variable" style:font-size-complex="14pt"/>
    </style:style>
    <style:style style:name="P7" style:family="paragraph">
      <style:paragraph-properties fo:line-height="200%"/>
    </style:style>
    <style:style style:name="P8" style:family="paragraph">
      <style:paragraph-properties fo:line-height="150%"/>
    </style:style>
    <style:style style:name="P9" style:family="paragraph">
      <style:paragraph-properties fo:line-height="100%"/>
    </style:style>
    <style:style style:name="P10" style:family="paragraph">
      <style:paragraph-properties fo:line-height="200%"/>
      <style:text-properties fo:color="#9966cc"/>
    </style:style>
    <style:style style:name="P11" style:family="paragraph">
      <style:text-properties fo:color="#2323dc" fo:font-size="10pt" style:font-size-asian="10pt" style:font-size-complex="10pt"/>
    </style:style>
    <style:style style:name="P12" style:family="paragraph">
      <style:text-properties fo:color="#00dcff" fo:font-size="10pt" style:font-size-asian="10pt" style:font-size-complex="10pt"/>
    </style:style>
    <style:style style:name="P13" style:family="paragraph">
      <style:text-properties fo:color="#23ff23" fo:font-size="10pt" style:font-size-asian="10pt" style:font-size-complex="10pt"/>
    </style:style>
    <style:style style:name="P14" style:family="paragraph">
      <style:text-properties fo:color="#ff0000" fo:font-size="10pt" style:font-size-asian="10pt" style:font-size-complex="10pt"/>
    </style:style>
    <style:style style:name="P15" style:family="paragraph">
      <style:text-properties fo:color="#000000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roman" style:font-pitch="variable" fo:font-size="10pt" style:letter-kerning="true" style:font-family-asian="'Microsoft YaHei'" style:font-family-generic-asian="system" style:font-pitch-asian="variable" style:font-size-asian="10pt" style:font-family-complex="Mangal" style:font-family-generic-complex="system" style:font-pitch-complex="variable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9966cc" fo:font-size="10pt" style:font-size-asian="10pt" style:font-size-complex="10pt"/>
    </style:style>
    <style:style style:name="T6" style:family="text">
      <style:text-properties fo:color="#9966cc" fo:font-size="8pt" style:font-size-asian="8pt" style:font-size-complex="8pt"/>
    </style:style>
    <style:style style:name="T7" style:family="text">
      <style:text-properties fo:color="#9966cc" fo:font-size="8pt" style:text-underline-style="none" style:font-size-asian="8pt" style:font-size-complex="8pt"/>
    </style:style>
    <style:style style:name="T8" style:family="text">
      <style:text-properties fo:color="#2323dc" fo:font-size="10pt" style:font-size-asian="10pt" style:font-size-complex="10pt"/>
    </style:style>
    <style:style style:name="T9" style:family="text">
      <style:text-properties fo:color="#00dcff" fo:font-size="10pt" style:font-size-asian="10pt" style:font-size-complex="10pt"/>
    </style:style>
    <style:style style:name="T10" style:family="text">
      <style:text-properties fo:color="#23ff23"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51cm" svg:height="12.156cm" svg:x="1.549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5cm" svg:height="2.434cm" svg:x="5.5cm" svg:y="1.4cm">
          <text:p text:style-name="P1">Data-Repository</text:p>
        </draw:rect>
        <draw:rect draw:style-name="gr2" draw:text-style-name="P1" draw:layer="layout" svg:width="3.143cm" svg:height="1.365cm" svg:x="13.857cm" svg:y="4.951cm">
          <text:p text:style-name="P1"><text:span text:style-name="T1">search-index</text:span></text:p>
        </draw:rect>
        <draw:rect draw:style-name="gr2" draw:text-style-name="P1" draw:layer="layout" svg:width="4.463cm" svg:height="2.435cm" svg:x="5.653cm" svg:y="4.951cm">
          <text:p text:style-name="P1"><text:span text:style-name="T1">data</text:span></text:p>
        </draw:rect>
        <draw:rect draw:style-name="gr3" draw:text-style-name="P2" draw:layer="layout" svg:width="2.359cm" svg:height="1.286cm" svg:x="3.317cm" svg:y="8.585cm">
          <text:p text:style-name="P1"><text:span text:style-name="T2">en</text:span></text:p>
        </draw:rect>
        <draw:rect draw:style-name="gr4" draw:text-style-name="P1" draw:layer="layout" svg:width="2.358cm" svg:height="1.286cm" svg:x="6.286cm" svg:y="8.585cm">
          <text:p text:style-name="P1"><text:span text:style-name="T3">de</text:span></text:p>
        </draw:rect>
        <draw:rect draw:style-name="gr5" draw:text-style-name="P3" draw:layer="layout" svg:width="2.5cm" svg:height="1.428cm" svg:x="9.3cm" svg:y="8.572cm">
          <text:p text:style-name="P1"><text:span text:style-name="T4">e.g. licences.html /</text:span></text:p>
          <text:p text:style-name="P1"><text:span text:style-name="T4">index.html etc.</text:span></text:p>
        </draw:rect>
        <draw:rect draw:style-name="gr6" draw:text-style-name="P1" draw:layer="layout" svg:width="2.358cm" svg:height="1.286cm" svg:x="12.342cm" svg:y="8.6cm">
          <text:p text:style-name="P1"><text:span text:style-name="T3">css</text:span></text:p>
        </draw:rect>
        <draw:line draw:style-name="gr7" draw:text-style-name="P1" draw:layer="layout" svg:x1="6.61cm" svg:y1="7.437cm" svg:x2="6.61cm" svg:y2="8.584cm">
          <text:p/>
        </draw:line>
        <draw:rect draw:style-name="gr8" draw:text-style-name="P4" draw:layer="layout" svg:width="2.359cm" svg:height="1.286cm" svg:x="3.417cm" svg:y="12.027cm">
          <text:p text:style-name="P1"><text:span text:style-name="T3">documentation</text:span></text:p>
        </draw:rect>
        <draw:rect draw:style-name="gr8" draw:text-style-name="P1" draw:layer="layout" svg:width="2.358cm" svg:height="1.286cm" svg:x="6.286cm" svg:y="12.027cm">
          <text:p text:style-name="P1"><text:span text:style-name="T3">download</text:span></text:p>
        </draw:rect>
        <draw:rect draw:style-name="gr8" draw:text-style-name="P1" draw:layer="layout" svg:width="2.358cm" svg:height="1.286cm" svg:x="9.155cm" svg:y="12.027cm">
          <text:p text:style-name="P1"><text:span text:style-name="T3">about.html</text:span></text:p>
        </draw:rect>
        <draw:rect draw:style-name="gr8" draw:text-style-name="P1" draw:layer="layout" svg:width="2.358cm" svg:height="1.286cm" svg:x="12.342cm" svg:y="12.027cm">
          <text:p text:style-name="P1"><text:span text:style-name="T3">contact.html</text:span></text:p>
        </draw:rect>
        <draw:line draw:style-name="gr9" draw:text-style-name="P1" draw:layer="layout" svg:x1="5.661cm" svg:y1="9.88cm" svg:x2="12.624cm" svg:y2="12.027cm">
          <text:p/>
        </draw:line>
        <draw:rect draw:style-name="gr8" draw:text-style-name="P5" draw:layer="layout" svg:width="2.359cm" svg:height="1.286cm" svg:x="3.253cm" svg:y="14.577cm">
          <text:p text:style-name="P1"><text:span text:style-name="T3">architecture</text:span></text:p>
        </draw:rect>
        <draw:line draw:style-name="gr10" draw:text-style-name="P1" draw:layer="layout" svg:x1="4.345cm" svg:y1="13.302cm" svg:x2="4.345cm" svg:y2="14.577cm">
          <text:p/>
        </draw:line>
        <draw:rect draw:style-name="gr11" draw:text-style-name="P6" draw:layer="layout" svg:width="2.358cm" svg:height="1.286cm" svg:x="6.122cm" svg:y="14.565cm">
          <text:p text:style-name="P1"><text:span text:style-name="T2">index.html</text:span></text:p>
        </draw:rect>
        <draw:line draw:style-name="gr7" draw:text-style-name="P1" draw:layer="layout" svg:x1="7.412cm" svg:y1="7.395cm" svg:x2="8.586cm" svg:y2="8.624cm">
          <text:p/>
        </draw:line>
        <draw:line draw:style-name="gr7" draw:text-style-name="P1" draw:layer="layout" svg:x1="8.402cm" svg:y1="7.362cm" svg:x2="10.5cm" svg:y2="8.5cm">
          <text:p/>
        </draw:line>
        <draw:rect draw:style-name="gr8" draw:text-style-name="P5" draw:layer="layout" svg:width="2.359cm" svg:height="1.287cm" svg:x="3.253cm" svg:y="16.796cm">
          <text:p text:style-name="P1"><text:span text:style-name="T3">overview.html</text:span></text:p>
        </draw:rect>
        <draw:line draw:style-name="gr10" draw:text-style-name="P1" draw:layer="layout" svg:x1="4.245cm" svg:y1="15.852cm" svg:x2="4.245cm" svg:y2="16.808cm">
          <text:p/>
        </draw:line>
        <draw:line draw:style-name="gr10" draw:text-style-name="P1" draw:layer="layout" svg:x1="4.438cm" svg:y1="13.323cm" svg:x2="6.887cm" svg:y2="14.577cm">
          <text:p/>
        </draw:line>
        <draw:frame draw:style-name="gr12" draw:layer="layout" svg:width="1.121cm" svg:height="0.963cm" svg:x="5.822cm" svg:y="17.15cm">
          <draw:text-box>
            <text:p>...</text:p>
          </draw:text-box>
        </draw:frame>
        <draw:frame draw:style-name="gr12" draw:layer="layout" svg:width="1.201cm" svg:height="0.963cm" svg:x="8.608cm" svg:y="14.856cm">
          <draw:text-box>
            <text:p>...</text:p>
          </draw:text-box>
        </draw:frame>
        <draw:frame draw:style-name="gr13" draw:layer="layout" svg:width="1.208cm" svg:height="1.655cm" svg:x="11.292cm" svg:y="12.498cm">
          <draw:text-box>
            <text:p>...</text:p>
          </draw:text-box>
        </draw:frame>
        <draw:frame draw:style-name="gr14" draw:layer="layout" svg:width="1.222cm" svg:height="1.654cm" svg:x="14.678cm" svg:y="9.437cm">
          <draw:text-box>
            <text:p>...</text:p>
          </draw:text-box>
        </draw:frame>
        <draw:line draw:style-name="gr7" draw:text-style-name="P1" draw:layer="layout" svg:x1="8.398cm" svg:y1="3.791cm" svg:x2="10.841cm" svg:y2="4.946cm">
          <text:p/>
        </draw:line>
        <draw:line draw:style-name="gr7" draw:text-style-name="P1" draw:layer="layout" svg:x1="10.072cm" svg:y1="3.853cm" svg:x2="14.29cm" svg:y2="4.955cm">
          <text:p/>
        </draw:line>
        <draw:line draw:style-name="gr15" draw:text-style-name="P1" draw:layer="layout" svg:x1="8.369cm" svg:y1="9.87cm" svg:x2="9cm" svg:y2="10.5cm">
          <text:p/>
        </draw:line>
        <draw:frame draw:style-name="gr16" draw:layer="layout" svg:width="1.432cm" svg:height="1.654cm" svg:x="8.768cm" svg:y="9.975cm">
          <draw:text-box>
            <text:p>...</text:p>
          </draw:text-box>
        </draw:frame>
        <draw:rect draw:style-name="gr2" draw:text-style-name="P1" draw:layer="layout" svg:width="3.023cm" svg:height="1.365cm" svg:x="10.477cm" svg:y="4.952cm">
          <text:p text:style-name="P1"><text:span text:style-name="T1">yarep-meta</text:span></text:p>
        </draw:rect>
        <draw:frame draw:style-name="gr17" draw:text-style-name="P10" draw:layer="layout" svg:width="5.4cm" svg:height="2.25cm" svg:x="1.2cm" svg:y="2.911cm">
          <draw:text-box>
            <text:p text:style-name="P7"><text:span text:style-name="T5">Folder Structure:</text:span></text:p>
            <text:p text:style-name="P8"><text:span text:style-name="T6">(equal to URL-Arguments)</text:span></text:p>
            <text:p text:style-name="P9"><text:span text:style-name="T6">-&gt; e.g </text:span><text:span text:style-name="T7">.../en/documentation/architechture/overwiev.html</text:span></text:p>
          </draw:text-box>
        </draw:frame>
        <draw:line draw:style-name="gr18" draw:text-style-name="P1" draw:layer="layout" svg:x1="4.438cm" svg:y1="9.881cm" svg:x2="6.467cm" svg:y2="12.006cm">
          <text:p/>
        </draw:line>
        <draw:line draw:style-name="gr10" draw:text-style-name="P1" draw:layer="layout" svg:x1="5.066cm" svg:y1="9.847cm" svg:x2="9.436cm" svg:y2="12.027cm">
          <text:p/>
        </draw:line>
        <draw:line draw:style-name="gr7" draw:text-style-name="P1" draw:layer="layout" svg:x1="6.61cm" svg:y1="3.845cm" svg:x2="6.61cm" svg:y2="4.992cm">
          <text:p/>
        </draw:line>
        <draw:line draw:style-name="gr15" draw:text-style-name="P1" draw:layer="layout" svg:x1="8.041cm" svg:y1="9.888cm" svg:x2="8.2cm" svg:y2="10.5cm">
          <text:p/>
        </draw:line>
        <draw:rect draw:style-name="gr19" draw:text-style-name="P3" draw:layer="layout" svg:width="2.358cm" svg:height="1.286cm" svg:x="15.042cm" svg:y="8.621cm">
          <text:p text:style-name="P1"><text:span text:style-name="T4">sitetree.xml /</text:span></text:p>
          <text:p text:style-name="P1"><text:span text:style-name="T4">introspection.xml</text:span></text:p>
        </draw:rect>
        <draw:rect draw:style-name="gr6" draw:text-style-name="P1" draw:layer="layout" svg:width="2.358cm" svg:height="1.286cm" svg:x="12.342cm" svg:y="10.4cm">
          <text:p text:style-name="P1"><text:span text:style-name="T3">global.css</text:span></text:p>
        </draw:rect>
        <draw:line draw:style-name="gr20" draw:text-style-name="P1" draw:layer="layout" svg:x1="8.969cm" svg:y1="7.373cm" svg:x2="13cm" svg:y2="8.5cm">
          <text:p/>
        </draw:line>
        <draw:line draw:style-name="gr20" draw:text-style-name="P1" draw:layer="layout" svg:x1="10.009cm" svg:y1="7.358cm" svg:x2="15.5cm" svg:y2="8.5cm">
          <text:p/>
        </draw:line>
        <draw:line draw:style-name="gr21" draw:text-style-name="P1" draw:layer="layout" svg:x1="13.5cm" svg:y1="9.9cm" svg:x2="13.5cm" svg:y2="10.448cm">
          <text:p/>
        </draw:line>
        <draw:frame draw:style-name="gr22" draw:text-style-name="P11" draw:layer="layout" svg:width="1cm" svg:height="0.64cm" svg:x="10.1cm" svg:y="10cm">
          <draw:text-box>
            <text:p><text:span text:style-name="T8">2.</text:span></text:p>
          </draw:text-box>
        </draw:frame>
        <draw:frame draw:style-name="gr22" draw:text-style-name="P12" draw:layer="layout" svg:width="1cm" svg:height="0.64cm" svg:x="13.7cm" svg:y="9.8cm">
          <draw:text-box>
            <text:p><text:span text:style-name="T9">3.</text:span></text:p>
          </draw:text-box>
        </draw:frame>
        <draw:frame draw:style-name="gr22" draw:text-style-name="P13" draw:layer="layout" svg:width="1cm" svg:height="0.64cm" svg:x="15.4cm" svg:y="8cm">
          <draw:text-box>
            <text:p><text:span text:style-name="T10">4.</text:span></text:p>
          </draw:text-box>
        </draw:frame>
        <draw:line draw:style-name="gr10" draw:text-style-name="P1" draw:layer="layout" svg:x1="4.245cm" svg:y1="9.9cm" svg:x2="4.245cm" svg:y2="11.978cm">
          <text:p/>
        </draw:line>
        <draw:rect draw:style-name="gr23" draw:text-style-name="P2" draw:layer="layout" svg:width="2.359cm" svg:height="1.286cm" svg:x="17.641cm" svg:y="8.614cm">
          <text:p text:style-name="P1"><text:span text:style-name="T2">xslt</text:span></text:p>
        </draw:rect>
        <draw:line draw:style-name="gr7" draw:text-style-name="P1" draw:layer="layout" svg:x1="5.986cm" svg:y1="7.396cm" svg:x2="4.812cm" svg:y2="8.625cm">
          <text:p/>
        </draw:line>
        <draw:line draw:style-name="gr7" draw:text-style-name="P1" draw:layer="layout" svg:x1="10cm" svg:y1="7cm" svg:x2="18cm" svg:y2="8.5cm">
          <text:p/>
        </draw:line>
        <draw:rect draw:style-name="gr24" draw:text-style-name="P2" draw:layer="layout" svg:width="2.359cm" svg:height="1.286cm" svg:x="17.642cm" svg:y="10.414cm">
          <text:p text:style-name="P1"><text:span text:style-name="T2">global.xsl</text:span></text:p>
        </draw:rect>
        <draw:frame draw:style-name="gr22" draw:text-style-name="P14" draw:layer="layout" svg:width="1cm" svg:height="0.64cm" svg:x="18.8cm" svg:y="9.9cm">
          <draw:text-box>
            <text:p><text:span text:style-name="T11">5.</text:span></text:p>
          </draw:text-box>
        </draw:frame>
        <draw:line draw:style-name="gr25" draw:text-style-name="P1" draw:layer="layout" svg:x1="18.7cm" svg:y1="9.9cm" svg:x2="18.7cm" svg:y2="10.448cm">
          <text:p/>
        </draw:line>
        <draw:frame draw:style-name="gr14" draw:layer="layout" svg:width="1.222cm" svg:height="1.654cm" svg:x="16.478cm" svg:y="11.237cm">
          <draw:text-box>
            <text:p>...</text:p>
          </draw:text-box>
        </draw:frame>
        <draw:line draw:style-name="gr25" draw:text-style-name="P1" draw:layer="layout" svg:x1="17.7cm" svg:y1="9.9cm" svg:x2="17cm" svg:y2="12cm">
          <text:p/>
        </draw:line>
        <draw:frame draw:style-name="gr22" draw:text-style-name="P15" draw:layer="layout" svg:width="1cm" svg:height="0.64cm" svg:x="10.6cm" svg:y="4.3cm">
          <draw:text-box>
            <text:p><text:span text:style-name="T12">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0T13:27:15.95</meta:creation-date>
    <dc:date>2011-08-10T16:32:34.15</dc:date>
    <meta:editing-duration>PT1H37M10S</meta:editing-duration>
    <meta:editing-cycles>14</meta:editing-cycles>
    <meta:generator>OpenOffice.org/3.3$Win32 OpenOffice.org_project/330m20$Build-9567</meta:generator>
    <meta:document-statistic meta:object-count="54"/>
  </office:meta>
</office:document-meta>
</file>